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DU</text:p>
          </table:table-cell>
          <table:table-cell office:value-type="string">
            <text:p>obejct num</text:p>
          </table:table-cell>
          <table:table-cell office:value-type="string">
            <text:p>Obejct cross</text:p>
          </table:table-cell>
          <table:table-cell office:value-type="string">
            <text:p>Samples in corpus</text:p>
          </table:table-cell>
        </table:table-row>
        <table:table-row table:style-name="ro2">
          <table:table-cell office:value-type="string">
            <text:p>Set Destination(barracks)</text:p>
          </table:table-cell>
          <table:table-cell office:value-type="float" office:value="2.733">
            <text:p>2.733</text:p>
          </table:table-cell>
          <table:table-cell office:value-type="float" office:value="1.8">
            <text:p>1.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et Destination(nanotech)</text:p>
          </table:table-cell>
          <table:table-cell office:value-type="float" office:value="2.667">
            <text:p>2.66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et Destination(hotel)</text:p>
          </table:table-cell>
          <table:table-cell office:value-type="float" office:value="2.667">
            <text:p>2.667</text:p>
          </table:table-cell>
          <table:table-cell office:value-type="float" office:value="2.267">
            <text:p>2.2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et Destination(gym)</text:p>
          </table:table-cell>
          <table:table-cell office:value-type="float" office:value="2.6">
            <text:p>2.6</text:p>
          </table:table-cell>
          <table:table-cell office:value-type="float" office:value="1.667">
            <text:p>1.6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et Destination(post</text:p>
          </table:table-cell>
          <table:table-cell office:value-type="float" office:value="2.786">
            <text:p>2.786</text:p>
          </table:table-cell>
          <table:table-cell office:value-type="float" office:value="2.286">
            <text:p>2.28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et Destination(crown</text:p>
          </table:table-cell>
          <table:table-cell office:value-type="float" office:value="2.467">
            <text:p>2.467</text:p>
          </table:table-cell>
          <table:table-cell office:value-type="float" office:value="1.533">
            <text:p>1.5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et Destination(mcdonalds)</text:p>
          </table:table-cell>
          <table:table-cell office:value-type="float" office:value="2.467">
            <text:p>2.467</text:p>
          </table:table-cell>
          <table:table-cell office:value-type="string">
            <text:p>clear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et Destination(gas</text:p>
          </table:table-cell>
          <table:table-cell office:value-type="float" office:value="2.429">
            <text:p>2.429</text:p>
          </table:table-cell>
          <table:table-cell office:value-type="float" office:value="1.214">
            <text:p>1.2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Go To(barracks</text:p>
          </table:table-cell>
          <table:table-cell office:value-type="float" office:value="1.867">
            <text:p>1.8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Other()</text:p>
          </table:table-cell>
          <table:table-cell office:value-type="float" office:value="2">
            <text:p>2</text:p>
          </table:table-cell>
          <table:table-cell office:value-type="float" office:value="0.308">
            <text:p>0.30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driveway7)</text:p>
          </table:table-cell>
          <table:table-cell office:value-type="float" office:value="1.714">
            <text:p>1.714</text:p>
          </table:table-cell>
          <table:table-cell office:value-type="float" office:value="0.214">
            <text:p>0.21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Go To(road38)</text:p>
          </table:table-cell>
          <table:table-cell office:value-type="float" office:value="1.533">
            <text:p>1.533</text:p>
          </table:table-cell>
          <table:table-cell office:value-type="float" office:value="0.4">
            <text:p>0.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o To(driveway3)</text:p>
          </table:table-cell>
          <table:table-cell office:value-type="float" office:value="1.467">
            <text:p>1.467</text:p>
          </table:table-cell>
          <table:table-cell office:value-type="float" office:value="0.133">
            <text:p>0.1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top At(barracks</text:p>
          </table:table-cell>
          <table:table-cell office:value-type="float" office:value="1.818">
            <text:p>1.818</text:p>
          </table:table-cell>
          <table:table-cell office:value-type="float" office:value="0.182">
            <text:p>0.18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et Destination(417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 To(road128)</text:p>
          </table:table-cell>
          <table:table-cell office:value-type="float" office:value="1.267">
            <text:p>1.2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o To(road58)</text:p>
          </table:table-cell>
          <table:table-cell office:value-type="float" office:value="1.357">
            <text:p>1.357</text:p>
          </table:table-cell>
          <table:table-cell office:value-type="float" office:value="0.143">
            <text:p>0.14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Go To(road37)</text:p>
          </table:table-cell>
          <table:table-cell office:value-type="float" office:value="1.133">
            <text:p>1.1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top At(post</text:p>
          </table:table-cell>
          <table:table-cell office:value-type="float" office:value="1.545">
            <text:p>1.545</text:p>
          </table:table-cell>
          <table:table-cell office:value-type="float" office:value="0.364">
            <text:p>0.3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et Destination(museum)</text:p>
          </table:table-cell>
          <table:table-cell office:value-type="float" office:value="2.429">
            <text:p>2.429</text:p>
          </table:table-cell>
          <table:table-cell office:value-type="float" office:value="1.714">
            <text:p>1.71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o To(road127)</text:p>
          </table:table-cell>
          <table:table-cell office:value-type="float" office:value="1.231">
            <text:p>1.23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road138)</text:p>
          </table:table-cell>
          <table:table-cell office:value-type="float" office:value="1.333">
            <text:p>1.333</text:p>
          </table:table-cell>
          <table:table-cell office:value-type="float" office:value="0.417">
            <text:p>0.4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Go To(driveway6)</text:p>
          </table:table-cell>
          <table:table-cell office:value-type="float" office:value="1.778">
            <text:p>1.778</text:p>
          </table:table-cell>
          <table:table-cell office:value-type="float" office:value="0.222">
            <text:p>0.22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o To(road153)</text:p>
          </table:table-cell>
          <table:table-cell office:value-type="float" office:value="1">
            <text:p>1</text:p>
          </table:table-cell>
          <table:table-cell office:value-type="float" office:value="0.133">
            <text:p>0.1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Leave(hotel</text:p>
          </table:table-cell>
          <table:table-cell office:value-type="float" office:value="1.154">
            <text:p>1.15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road136)</text:p>
          </table:table-cell>
          <table:table-cell office:value-type="float" office:value="1.077">
            <text:p>1.0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road17)</text:p>
          </table:table-cell>
          <table:table-cell office:value-type="float" office:value="1.077">
            <text:p>1.0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driveway11)</text:p>
          </table:table-cell>
          <table:table-cell office:value-type="float" office:value="1.273">
            <text:p>1.273</text:p>
          </table:table-cell>
          <table:table-cell office:value-type="float" office:value="0.364">
            <text:p>0.3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top At(gas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Leave(parking</text:p>
          </table:table-cell>
          <table:table-cell office:value-type="float" office:value="1.556">
            <text:p>1.5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o To(gas</text:p>
          </table:table-cell>
          <table:table-cell office:value-type="float" office:value="1.75">
            <text:p>1.75</text:p>
          </table:table-cell>
          <table:table-cell office:value-type="float" office:value="0.25">
            <text:p>0.2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o To(museum</text:p>
          </table:table-cell>
          <table:table-cell office:value-type="float" office:value="2.333">
            <text:p>2.333</text:p>
          </table:table-cell>
          <table:table-cell office:value-type="float" office:value="0.333">
            <text:p>0.33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op At(crown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 To(road16)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 To(road146)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 To(road44)</text:p>
          </table:table-cell>
          <table:table-cell office:value-type="float" office:value="1.625">
            <text:p>1.625</text:p>
          </table:table-cell>
          <table:table-cell office:value-type="float" office:value="0.375">
            <text:p>0.37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o To(drivethrough</text:p>
          </table:table-cell>
          <table:table-cell office:value-type="float" office:value="1.857">
            <text:p>1.85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o To(parking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o To(road130)</text:p>
          </table:table-cell>
          <table:table-cell office:value-type="float" office:value="0.857">
            <text:p>0.85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Go To(driveway10)</text:p>
          </table:table-cell>
          <table:table-cell office:value-type="float" office:value="1.091">
            <text:p>1.09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Stop At(parking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 To(road41)</text:p>
          </table:table-cell>
          <table:table-cell office:value-type="float" office:value="1.5">
            <text:p>1.5</text:p>
          </table:table-cell>
          <table:table-cell office:value-type="float" office:value="0.625">
            <text:p>0.62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top At(drivethrough</text:p>
          </table:table-cell>
          <table:table-cell office:value-type="float" office:value="1.714">
            <text:p>1.714</text:p>
          </table:table-cell>
          <table:table-cell office:value-type="float" office:value="0.286">
            <text:p>0.28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top At(museu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o To(driveway14)</text:p>
          </table:table-cell>
          <table:table-cell office:value-type="float" office:value="0.786">
            <text:p>0.786</text:p>
          </table:table-cell>
          <table:table-cell office:value-type="float" office:value="0.429">
            <text:p>0.42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Go To(road133)</text:p>
          </table:table-cell>
          <table:table-cell office:value-type="float" office:value="0.846">
            <text:p>0.84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road9)</text:p>
          </table:table-cell>
          <table:table-cell office:value-type="float" office:value="0.846">
            <text:p>0.84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road170)</text:p>
          </table:table-cell>
          <table:table-cell office:value-type="float" office:value="0.769">
            <text:p>0.76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Go To(driveway0)</text:p>
          </table:table-cell>
          <table:table-cell office:value-type="float" office:value="0.909">
            <text:p>0.909</text:p>
          </table:table-cell>
          <table:table-cell office:value-type="float" office:value="0.364">
            <text:p>0.36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Go To(road47)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Go To(road132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 To(road33)</text:p>
          </table:table-cell>
          <table:table-cell office:value-type="float" office:value="1.111">
            <text:p>1.111</text:p>
          </table:table-cell>
          <table:table-cell office:value-type="float" office:value="0.222">
            <text:p>0.22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top At(nanotech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o To(intersection83)</text:p>
          </table:table-cell>
          <table:table-cell office:value-type="float" office:value="3.333">
            <text:p>3.333</text:p>
          </table:table-cell>
          <table:table-cell office:value-type="float" office:value="1.333">
            <text:p>1.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1)</text:p>
          </table:table-cell>
          <table:table-cell office:value-type="float" office:value="0.692">
            <text:p>0.6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top At(hotel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Go To(road69)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et Destination(commissary)</text:p>
          </table:table-cell>
          <table:table-cell office:value-type="float" office:value="3">
            <text:p>3</text:p>
          </table:table-cell>
          <table:table-cell office:value-type="float" office:value="2.667">
            <text:p>2.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t Destination(conferenc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59)</text:p>
          </table:table-cell>
          <table:table-cell office:value-type="float" office:value="0.727">
            <text:p>0.7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Go To(road64)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 To(road62)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Go To(road14)</text:p>
          </table:table-cell>
          <table:table-cell office:value-type="float" office:value="0.889">
            <text:p>0.8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o To(driveway12)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Leave(po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o To(road2)</text:p>
          </table:table-cell>
          <table:table-cell office:value-type="float" office:value="1.143">
            <text:p>1.1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Leave(nanotech</text:p>
          </table:table-cell>
          <table:table-cell office:value-type="float" office:value="1.333">
            <text:p>1.3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o To(road30)</text:p>
          </table:table-cell>
          <table:table-cell office:value-type="float" office:value="1.333">
            <text:p>1.3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o To(road34)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top At(road33)</text:p>
          </table:table-cell>
          <table:table-cell office:value-type="float" office:value="0.875">
            <text:p>0.875</text:p>
          </table:table-cell>
          <table:table-cell office:value-type="float" office:value="0.25">
            <text:p>0.2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o To(road42)</text:p>
          </table:table-cell>
          <table:table-cell office:value-type="float" office:value="1">
            <text:p>1</text:p>
          </table:table-cell>
          <table:table-cell office:value-type="float" office:value="0.429">
            <text:p>0.42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o To(intersection13)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 To(road46)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eave(museum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 To(road43)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post</text:p>
          </table:table-cell>
          <table:table-cell office:value-type="float" office:value="1.75">
            <text:p>1.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road174)</text:p>
          </table:table-cell>
          <table:table-cell office:value-type="float" office:value="0.545">
            <text:p>0.5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Go To(road32)</text:p>
          </table:table-cell>
          <table:table-cell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o To(road22)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o To(road4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Go To(road60)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 To(road63)</text:p>
          </table:table-cell>
          <table:table-cell office:value-type="float" office:value="2">
            <text:p>2</text:p>
          </table:table-cell>
          <table:table-cell office:value-type="float" office:value="1.333">
            <text:p>1.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hot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driveway15)</text:p>
          </table:table-cell>
          <table:table-cell office:value-type="float" office:value="0.556">
            <text:p>0.5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o To(road156)</text:p>
          </table:table-cell>
          <table:table-cell office:value-type="float" office:value="0.714">
            <text:p>0.7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Leave(road33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eave(g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eave(cr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 To(road15)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intersection63)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road137)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driveway33)</text:p>
          </table:table-cell>
          <table:table-cell office:value-type="float" office:value="1.667">
            <text:p>1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driveway5)</text:p>
          </table:table-cell>
          <table:table-cell office:value-type="float" office:value="1.667">
            <text:p>1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147)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crown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driveway16)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80)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9)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 To(road16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road1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road27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road61)</text:p>
          </table:table-cell>
          <table:table-cell office:value-type="float" office:value="1.333">
            <text:p>1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intersection19)</text:p>
          </table:table-cell>
          <table:table-cell office:value-type="float" office:value="1.333">
            <text:p>1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28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57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et Destination(hangar1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54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driveway13)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Go To(intersection60)</text:p>
          </table:table-cell>
          <table:table-cell office:value-type="float" office:value="0.429">
            <text:p>0.4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o To(road70)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eave(barracks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driveway26)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road87)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intersection7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t Destination(bowling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op At(commissary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45)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08)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op At(bowling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57)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35)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eave(conference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conferenc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93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62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bowlin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48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street0)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172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 At(road18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71)</text:p>
          </table:table-cell>
          <table:table-cell office:value-type="float" office:value="0.286">
            <text:p>0.2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Go To(road169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intersection94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road55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driveway2)</text:p>
          </table:table-cell>
          <table:table-cell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149)</text:p>
          </table:table-cell>
          <table:table-cell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79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86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8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5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3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56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43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1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99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2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14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9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138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21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2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22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3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43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driveway25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90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21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 At(road55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45)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54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46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5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62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39)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o To(intersection87)</text:p>
          </table:table-cell>
          <table:table-cell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152)</text:p>
          </table:table-cell>
          <table:table-cell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163)</text:p>
          </table:table-cell>
          <table:table-cell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intersection44)</text:p>
          </table:table-cell>
          <table:table-cell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8)</text:p>
          </table:table-cell>
          <table:table-cell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o To(road40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64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Leave(drivethrough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14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8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12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41)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77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4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89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8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2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6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76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7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8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79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53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commissa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driveway24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42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5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13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street2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8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5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nanote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5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 At(driveway15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Unknown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eave(bowl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69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9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 At(road10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driveway23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53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89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road131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108)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o To(intersection0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31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40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44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91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73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72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125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166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intersection74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 To(road39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pei </meta:initial-creator>
    <meta:creation-date>2013-09-29T20:48:38</meta:creation-date>
    <dc:date>2013-09-29T21:05:50</dc:date>
    <dc:creator>Yipei </dc:creator>
    <meta:editing-duration>PT15M53S</meta:editing-duration>
    <meta:editing-cycles>2</meta:editing-cycles>
    <meta:generator>LibreOffice/3.5$Linux_x86 LibreOffice_project/350m1$Build-2</meta:generator>
    <meta:document-statistic meta:table-count="3" meta:cell-count="884" meta:object-count="0"/>
  </office:meta>
</office:document-meta>
</file>